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Medium" svg:font-family="'Noto Sans JP Medium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3.27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4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fo:min-height="0.41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nconsolata" fo:font-size="14pt" style:font-name-asian="Noto Sans JP Medium" style:font-size-asian="14pt" style:language-asian="ja" style:country-asian="JP" style:font-weight-asian="normal" style:font-size-complex="18pt"/>
    </style:style>
    <style:style style:name="P3" style:family="paragraph">
      <loext:graphic-properties draw:fill="none" draw:fill-color="#ffffff"/>
      <style:paragraph-properties fo:text-align="center"/>
      <style:text-properties style:font-name="Inconsolata" fo:font-size="14pt" style:font-name-asian="Noto Sans JP Medium" style:font-size-asian="14pt" style:language-asian="ja" style:country-asian="JP" style:font-weight-asian="normal" style:font-size-complex="18pt"/>
    </style:style>
    <style:style style:name="P4" style:family="paragraph">
      <style:paragraph-properties fo:text-align="center"/>
      <style:text-properties style:font-name="Inconsolata" fo:font-size="10pt" style:font-name-asian="Noto Sans JP Medium" style:font-size-asian="10pt" style:language-asian="ja" style:country-asian="JP" style:font-weight-asian="normal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Inconsolata" fo:font-size="10pt" style:font-name-asian="Noto Sans JP Medium" style:font-size-asian="10pt" style:language-asian="ja" style:country-asian="JP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01cm" svg:y1="4.014cm" svg:x2="11.53cm" svg:y2="4.014cm">
          <text:p/>
        </draw:line>
        <draw:g>
          <draw:frame draw:style-name="gr2" draw:text-style-name="P3" draw:layer="layout" svg:width="3.683cm" svg:height="3.556cm" svg:x="11.211cm" svg:y="2.744cm">
            <draw:text-box>
              <text:p text:style-name="P2">ErrorInfo1</text:p>
            </draw:text-box>
          </draw:frame>
          <draw:line draw:style-name="gr1" draw:text-style-name="P1" draw:layer="layout" svg:x1="13.116cm" svg:y1="4.395cm" svg:x2="13.116cm" svg:y2="5.03cm">
            <text:p/>
          </draw:line>
          <draw:frame draw:style-name="gr3" draw:text-style-name="P5" draw:layer="layout" svg:width="2.981cm" svg:height="0.75cm" svg:x="11.532cm" svg:y="3.645cm">
            <draw:text-box>
              <text:p text:style-name="P4">Error()</text:p>
            </draw:text-box>
          </draw:frame>
          <draw:frame draw:style-name="gr3" draw:text-style-name="P5" draw:layer="layout" svg:width="2.981cm" svg:height="0.75cm" svg:x="11.532cm" svg:y="5.03cm">
            <draw:text-box>
              <text:p text:style-name="P4">Errno()</text:p>
            </draw:text-box>
          </draw:frame>
        </draw:g>
        <draw:frame draw:style-name="gr4" draw:text-style-name="P5" draw:layer="layout" svg:width="3.981cm" svg:height="0.7cm" svg:x="7.3cm" svg:y="3.368cm">
          <draw:text-box>
            <text:p text:style-name="P4">ErrorInfo.Error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Medium" svg:font-family="'Noto Sans JP Medium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11T14:43:52.083000000</dc:date>
    <meta:editing-duration>PT3M13S</meta:editing-duration>
    <meta:editing-cycles>1</meta:editing-cycles>
    <meta:document-statistic meta:object-count="7"/>
  </office:meta>
</office:document-meta>
</file>